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70000016E5CE2169A.png" manifest:media-type="image/png"/>
  <manifest:file-entry manifest:full-path="Pictures/1000020100000258000002582667F7AA.png" manifest:media-type="image/png"/>
  <manifest:file-entry manifest:full-path="Pictures/100002010000025800000258EF0DFEA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 Mono1" svg:font-family="'DejaVu Sans Mono'"/>
    <style:font-face style:name="MS PGothic1" svg:font-family="'MS PGothic'"/>
    <style:font-face style:name="FreeMono1" svg:font-family="FreeMono" style:font-family-generic="modern" style:font-pitch="fixed"/>
    <style:font-face style:name="Arial" svg:font-family="Arial" style:font-pitch="variable"/>
    <style:font-face style:name="DejaVu Sans Mono" svg:font-family="'DejaVu Sans Mono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S PGothic" svg:font-family="'MS PGothic'" style:font-pitch="variable"/>
    <style:font-face style:name="Ubuntu" svg:font-family="Ubuntu" style:font-pitch="variable"/>
    <style:font-face style:name="FreeMono" svg:font-family="FreeMono" style:font-family-generic="modern" style:font-pitch="variable"/>
    <style:font-face style:name="Liberation Sans3" svg:font-family="'Liberation Sans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2" style:family="graphic" style:parent-style-name="standard">
      <style:graphic-properties draw:stroke="solid" svg:stroke-width="0.051cm" svg:stroke-color="#3465a4" draw:stroke-linejoin="round" svg:stroke-linecap="square" draw:fill="none" draw:fill-color="#ffd320" draw:opacity="5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50%"/>
    </style:style>
    <style:style style:name="gr3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solid" draw:fill="solid" draw:fill-color="#729fcf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draw:stroke="solid" draw:fill="solid" draw:fill-color="#ffd320" draw:opacity="50%" draw:textarea-horizontal-align="justify" draw:textarea-vertical-align="middle" draw:auto-grow-height="false" draw:shadow-opacity="50%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5cm"/>
    </style:style>
    <style:style style:name="gr9" style:family="graphic" style:parent-style-name="objectwithoutfill">
      <style:graphic-properties draw:stroke="dash" draw:stroke-dash="Fine_20_Dashed" draw:fill="none" draw:textarea-vertical-align="middle"/>
    </style:style>
    <style:style style:name="gr10" style:family="graphic" style:parent-style-name="standard">
      <style:graphic-properties svg:stroke-width="0.051cm" svg:stroke-color="#333333" draw:marker-start-width="0.276cm" draw:marker-end-width="0.276cm" draw:fill="solid" draw:fill-color="#aecf00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333333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objectwithoutfill">
      <style:graphic-properties draw:stroke="dash" draw:stroke-dash="Fine_20_Dashed"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38cm"/>
    </style:style>
    <style:style style:name="gr1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solid" draw:fill-color="#aea79f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Object_20_with_20_no_20_fill_20_and_20_no_20_line">
      <style:graphic-properties draw:textarea-vertical-align="middle" draw:ole-draw-aspect="1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962cm"/>
    </style:style>
    <style:style style:name="gr19" style:family="graphic" style:parent-style-name="objectwithoutfill">
      <style:graphic-properties draw:stroke="dash" draw:stroke-dash="Ultrafine_20_Dashed" svg:stroke-width="0.051cm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47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2" style:family="graphic">
      <style:graphic-properties style:protect="size"/>
    </style:style>
    <style:style style:name="gr23" style:family="graphic">
      <style:graphic-properties draw:stroke="solid" svg:stroke-width="0.051cm" svg:stroke-color="#3465a4" draw:stroke-linejoin="round" svg:stroke-linecap="square" draw:fill="none" draw:fill-color="#ffd320" draw:opacity="5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50%"/>
    </style:style>
    <style:style style:name="gr24" style:family="graphic" style:parent-style-name="standard">
      <style:graphic-properties draw:stroke="solid" draw:fill="none" draw:fill-color="#729fcf" draw:opacity="50%" draw:textarea-horizontal-align="justify" draw:textarea-vertical-align="middle" draw:auto-grow-height="false" draw:shadow-opacity="50%"/>
    </style:style>
    <style:style style:name="gr25" style:family="graphic" style:parent-style-name="standard">
      <style:graphic-properties draw:stroke="solid" draw:fill="none" draw:fill-color="#ffd320" draw:opacity="50%" draw:textarea-horizontal-align="justify" draw:textarea-vertical-align="middle" draw:auto-grow-height="false" draw:shadow-opacity="50%"/>
    </style:style>
    <style:style style:name="gr26" style:family="graphic">
      <style:graphic-properties draw:textarea-horizontal-align="justify" draw:textarea-vertical-align="middle" draw:auto-grow-height="false"/>
    </style:style>
    <style:style style:name="gr27" style:family="graphic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28" style:family="graphic">
      <style:graphic-properties svg:stroke-width="0.051cm" svg:stroke-color="#333333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pr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pr2" style:family="presentation" style:parent-style-name="Title_20_and_20_Content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center" style:font-independent-line-spacing="true"/>
      <style:text-properties fo:font-size="40pt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fffff" fo:font-size="16pt" style:font-size-asian="16pt" style:font-size-complex="16pt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font-size="15pt" style:font-size-asian="15pt" style:font-size-complex="15pt"/>
    </style:style>
    <style:style style:name="P9" style:family="paragraph">
      <style:paragraph-properties fo:text-align="center"/>
      <style:text-properties fo:color="#ffffff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style:text-properties fo:font-size="20pt"/>
    </style:style>
    <style:style style:name="T1" style:family="text">
      <style:text-properties fo:font-variant="normal" fo:text-transform="none" fo:color="#8fc230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name-complex="Arial1" style:font-size-complex="40pt" style:font-style-complex="normal" style:font-weight-complex="bold"/>
    </style:style>
    <style:style style:name="T2" style:family="text">
      <style:text-properties fo:color="#ffffff"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color="#ffffff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">
        <office:forms form:automatic-focus="false" form:apply-design-mode="false"/>
        <draw:frame draw:name="Title 3" presentation:style-name="pr1" draw:text-style-name="P2" draw:layer="layout" svg:width="22.859cm" svg:height="2.38cm" svg:x="1.27cm" svg:y="0.572cm" presentation:class="title" presentation:user-transformed="true">
          <draw:text-box>
            <text:p text:style-name="P1"><text:span text:style-name="T1">Storage Tiering: DRAM &amp; NVMe</text:span></text:p>
          </draw:text-box>
        </draw:frame>
        <draw:line draw:name="Line 19" draw:style-name="gr1" draw:text-style-name="P3" draw:layer="layout" svg:x1="4.796cm" svg:y1="7.968cm" svg:x2="5.556cm" svg:y2="7.968cm">
          <text:p/>
        </draw:line>
        <draw:custom-shape draw:name="Rectangle 18" draw:style-name="gr2" draw:text-style-name="P4" draw:layer="layout" svg:width="2.666cm" svg:height="1.462cm" draw:transform="rotate (1.5707963267949) translate (4.469cm 10.7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5.155cm" svg:y1="7.67cm" svg:x2="5.155cm" svg:y2="8.07cm">
          <text:p/>
        </draw:line>
        <draw:line draw:name="Line 19" draw:style-name="gr1" draw:text-style-name="P3" draw:layer="layout" svg:x1="6.609cm" svg:y1="7.968cm" svg:x2="7.369cm" svg:y2="7.968cm">
          <text:p/>
        </draw:line>
        <draw:custom-shape draw:name="Rectangle 18" draw:style-name="gr2" draw:text-style-name="P4" draw:layer="layout" svg:width="2.666cm" svg:height="1.461cm" draw:transform="rotate (1.5707963267949) translate (6.284cm 10.7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6.968cm" svg:y1="7.67cm" svg:x2="6.968cm" svg:y2="8.07cm">
          <text:p/>
        </draw:line>
        <draw:line draw:name="Line 19" draw:style-name="gr1" draw:text-style-name="P3" draw:layer="layout" svg:x1="8.404cm" svg:y1="7.968cm" svg:x2="9.164cm" svg:y2="7.968cm">
          <text:p/>
        </draw:line>
        <draw:custom-shape draw:name="Rectangle 18" draw:style-name="gr2" draw:text-style-name="P4" draw:layer="layout" svg:width="2.666cm" svg:height="1.461cm" draw:transform="rotate (1.5707963267949) translate (8.078cm 10.7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8.762cm" svg:y1="7.67cm" svg:x2="8.762cm" svg:y2="8.07cm">
          <text:p/>
        </draw:line>
        <draw:line draw:name="Line 19" draw:style-name="gr1" draw:text-style-name="P3" draw:layer="layout" svg:x1="11.429cm" svg:y1="7.968cm" svg:x2="12.189cm" svg:y2="7.968cm">
          <text:p/>
        </draw:line>
        <draw:custom-shape draw:name="Rectangle 18" draw:style-name="gr2" draw:text-style-name="P4" draw:layer="layout" svg:width="2.666cm" svg:height="1.462cm" draw:transform="rotate (1.5707963267949) translate (11.103cm 10.7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1.788cm" svg:y1="7.67cm" svg:x2="11.788cm" svg:y2="8.07cm">
          <text:p/>
        </draw:line>
        <draw:line draw:style-name="gr3" draw:text-style-name="P5" draw:layer="layout" svg:x1="3.974cm" svg:y1="7.641cm" svg:x2="12.446cm" svg:y2="7.641cm">
          <text:p/>
        </draw:line>
        <draw:custom-shape draw:style-name="gr4" draw:text-style-name="P5" draw:layer="layout" svg:width="8.566cm" svg:height="0.645cm" svg:x="3.998cm" svg:y="8.5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8.566cm" svg:height="1.315cm" svg:x="3.999cm" svg:y="9.16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2.032cm" svg:height="1.284cm" svg:x="4.636cm" svg:y="4.31cm">
          <text:p text:style-name="P5"><text:span text:style-name="T2">Spark</text:span></text:p>
          <text:p text:style-name="P5"><text:span text:style-name="T2">Exec0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1.283cm" svg:x="6.922cm" svg:y="4.311cm">
          <text:p text:style-name="P5"><text:span text:style-name="T2">Spark</text:span></text:p>
          <text:p text:style-name="P5"><text:span text:style-name="T2">Exec1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1.282cm" svg:x="9.762cm" svg:y="4.312cm">
          <text:p text:style-name="P5"><text:span text:style-name="T2">Spark</text:span></text:p>
          <text:p text:style-name="P5"><text:span text:style-name="T2">ExecN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8.954cm" svg:y1="4.822cm" svg:x2="9.762cm" svg:y2="4.822cm">
          <text:p/>
        </draw:line>
        <draw:frame draw:style-name="gr8" draw:text-style-name="P8" draw:layer="layout" svg:width="3.636cm" svg:height="0.848cm" svg:x="0.254cm" svg:y="8.318cm">
          <draw:text-box>
            <text:p text:style-name="P7"><text:span text:style-name="T3">Memory Tier</text:span></text:p>
          </draw:text-box>
        </draw:frame>
        <draw:frame draw:style-name="gr8" draw:text-style-name="P8" draw:layer="layout" svg:width="2.636cm" svg:height="1.445cm" svg:x="1.254cm" svg:y="9.167cm">
          <draw:text-box>
            <text:p text:style-name="P7"><text:span text:style-name="T3">Flash</text:span></text:p>
            <text:p text:style-name="P7"><text:span text:style-name="T3">Tier</text:span></text:p>
          </draw:text-box>
        </draw:frame>
        <draw:line draw:style-name="gr9" draw:text-style-name="P5" draw:layer="layout" svg:x1="13.192cm" svg:y1="9.167cm" svg:x2="2.27cm" svg:y2="9.167cm">
          <text:p/>
        </draw:line>
        <draw:custom-shape draw:style-name="gr10" draw:text-style-name="P5" draw:layer="layout" svg:width="0.401cm" svg:height="0.399cm" draw:transform="rotate (1.5707963267949) translate (4.705cm 9.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0.4cm" svg:height="0.4cm" draw:transform="rotate (1.5707963267949) translate (4.705cm 9.0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0.4cm" svg:height="0.401cm" draw:transform="rotate (1.5707963267949) translate (5.277cm 9.0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401cm" svg:height="0.401cm" draw:transform="rotate (1.5707963267949) translate (5.277cm 9.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401cm" svg:height="0.399cm" draw:transform="rotate (1.5707963267949) translate (6.518cm 9.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0.4cm" svg:height="0.4cm" draw:transform="rotate (1.5707963267949) translate (6.518cm 9.0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0.4cm" svg:height="0.4cm" draw:transform="rotate (1.5707963267949) translate (7.091cm 9.0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401cm" svg:height="0.4cm" draw:transform="rotate (1.5707963267949) translate (7.091cm 9.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401cm" svg:height="0.401cm" draw:transform="rotate (1.5707963267949) translate (8.312cm 9.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0.4cm" svg:height="0.402cm" draw:transform="rotate (1.5707963267949) translate (8.312cm 9.0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0.4cm" svg:height="0.401cm" draw:transform="rotate (1.5707963267949) translate (8.885cm 9.0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401cm" svg:height="0.401cm" draw:transform="rotate (1.5707963267949) translate (8.885cm 9.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401cm" svg:height="0.4cm" draw:transform="rotate (1.5707963267949) translate (11.337cm 9.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0.4cm" svg:height="0.401cm" draw:transform="rotate (1.5707963267949) translate (11.337cm 9.0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0.4cm" svg:height="0.4cm" draw:transform="rotate (1.5707963267949) translate (11.91cm 9.0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401cm" svg:height="0.4cm" draw:transform="rotate (1.5707963267949) translate (11.91cm 9.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9.787cm" svg:y1="9.844cm" svg:x2="10.797cm" svg:y2="9.844cm">
          <text:p/>
        </draw:line>
        <draw:custom-shape draw:style-name="gr10" draw:text-style-name="P5" draw:layer="layout" svg:width="0.401cm" svg:height="0.399cm" draw:transform="rotate (1.5707963267949) translate (4.705cm 10.3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401cm" svg:height="0.401cm" draw:transform="rotate (1.5707963267949) translate (5.277cm 10.3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401cm" svg:height="0.399cm" draw:transform="rotate (1.5707963267949) translate (6.518cm 10.3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401cm" svg:height="0.4cm" draw:transform="rotate (1.5707963267949) translate (7.091cm 10.3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401cm" svg:height="0.401cm" draw:transform="rotate (1.5707963267949) translate (8.312cm 10.3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401cm" svg:height="0.401cm" draw:transform="rotate (1.5707963267949) translate (8.885cm 10.3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401cm" svg:height="0.4cm" draw:transform="rotate (1.5707963267949) translate (11.337cm 10.3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401cm" svg:height="0.4cm" draw:transform="rotate (1.5707963267949) translate (11.91cm 10.3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2.636cm" svg:height="0.848cm" svg:x="1.254cm" svg:y="7.177cm">
          <draw:text-box>
            <text:p text:style-name="P7"><text:span text:style-name="T3">Network</text:span></text:p>
          </draw:text-box>
        </draw:frame>
        <draw:frame draw:style-name="gr13" draw:text-style-name="P8" draw:layer="layout" svg:width="3.81cm" svg:height="1.445cm" svg:x="0.101cm" svg:y="5.725cm">
          <draw:text-box>
            <text:p text:style-name="P7"><text:span text:style-name="T3">Input/Output/</text:span></text:p>
            <text:p text:style-name="P7"><text:span text:style-name="T3">Shuffle/</text:span></text:p>
          </draw:text-box>
        </draw:frame>
        <draw:custom-shape draw:style-name="gr14" draw:text-style-name="P5" draw:layer="layout" svg:width="0.762cm" svg:height="1.318cm" svg:x="5.285cm" svg:y="5.8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5" draw:layer="layout" svg:width="0.762cm" svg:height="1.318cm" svg:x="5.486cm" svg:y="5.8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5" draw:layer="layout" svg:width="0.762cm" svg:height="1.318cm" svg:x="5.687cm" svg:y="5.84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5" draw:layer="layout" svg:width="0.762cm" svg:height="1.318cm" svg:x="7.486cm" svg:y="5.8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5" draw:layer="layout" svg:width="0.762cm" svg:height="1.318cm" svg:x="7.687cm" svg:y="5.84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5" draw:layer="layout" svg:width="0.762cm" svg:height="1.318cm" svg:x="7.888cm" svg:y="5.8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5" draw:layer="layout" svg:width="0.762cm" svg:height="1.318cm" svg:x="10.287cm" svg:y="5.84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5" draw:layer="layout" svg:width="0.762cm" svg:height="1.318cm" svg:x="10.488cm" svg:y="5.8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5" draw:layer="layout" svg:width="0.762cm" svg:height="1.318cm" svg:x="10.689cm" svg:y="5.84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5" draw:layer="layout" svg:width="25.4cm" svg:height="2.206cm" svg:x="0cm" svg:y="11.938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3.203cm" svg:height="1.388cm" svg:x="0.608cm" svg:y="4.272cm">
          <draw:text-box>
            <text:p text:style-name="P7"><text:span text:style-name="T3">Spark</text:span></text:p>
          </draw:text-box>
        </draw:frame>
        <draw:frame draw:style-name="gr16" draw:text-style-name="P9" draw:layer="layout" svg:width="23.114cm" svg:height="1.673cm" svg:x="1.016cm" svg:y="12.2cm">
          <draw:text-box>
            <text:p text:style-name="P5"><text:span text:style-name="T4">With Crail, replacing memory with NVMe flash </text:span></text:p>
            <text:p text:style-name="P5"><text:span text:style-name="T4">for storing input/output/shuffle reduces the 200GB sorting runtime by only 48%</text:span></text:p>
          </draw:text-box>
        </draw:frame>
        <draw:frame draw:style-name="gr17" draw:text-style-name="P5" draw:layer="layout" svg:width="9.906cm" svg:height="6.053cm" svg:x="14.224cm" svg:y="4.233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8" draw:text-style-name="P10" draw:layer="layout" svg:width="3.302cm" svg:height="2.471cm" svg:x="16.764cm" svg:y="4.984cm">
          <draw:text-box>
            <text:p><text:span text:style-name="T5">Vanilla </text:span></text:p>
            <text:p><text:span text:style-name="T5">Spark</text:span></text:p>
            <text:p><text:span text:style-name="T5">(100% </text:span></text:p>
            <text:p><text:span text:style-name="T5">in-memory)</text:span></text:p>
          </draw:text-box>
        </draw:frame>
        <draw:line draw:style-name="gr19" draw:text-style-name="P5" draw:layer="layout" svg:x1="16.764cm" svg:y1="5.666cm" svg:x2="16.002cm" svg:y2="5.666cm">
          <text:p/>
        </draw:line>
        <draw:frame draw:style-name="gr20" draw:text-style-name="P11" draw:layer="layout" svg:width="8.128cm" svg:height="0.806cm" svg:x="15.34cm" svg:y="10.2cm">
          <draw:text-box>
            <text:p text:style-name="P5"><text:span text:style-name="T5">memory/flash ratio</text:span></text:p>
          </draw:text-box>
        </draw:frame>
        <draw:frame draw:style-name="gr21" draw:text-style-name="P11" draw:layer="layout" svg:width="4.572cm" svg:height="1.016cm" draw:transform="rotate (1.5707963267949) translate (13.462cm 8.89cm)">
          <draw:text-box>
            <text:p text:style-name="P5"><text:span text:style-name="T5">Time (sec)</text:span></text:p>
          </draw:text-box>
        </draw:frame>
        <draw:frame draw:style-name="gr16" draw:text-style-name="P11" draw:layer="layout" svg:width="8.308cm" svg:height="0.806cm" svg:x="15.24cm" svg:y="3.656cm">
          <draw:text-box>
            <text:p text:style-name="P5"><text:span text:style-name="T5">sorting runtime</text:span></text:p>
          </draw:text-box>
        </draw:frame>
        <presentation:notes draw:style-name="dp2">
          <draw:page-thumbnail draw:style-name="gr22" draw:layer="layout" svg:width="14.848cm" svg:height="11.136cm" svg:x="3.075cm" svg:y="2.257cm" draw:page-number="1" presentation:class="page"/>
          <draw:frame presentation:style-name="pr2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1T1">
        <office:forms form:automatic-focus="false" form:apply-design-mode="false"/>
        <draw:line draw:name="Line 19" draw:style-name="gr1" draw:text-style-name="P3" draw:layer="layout" svg:x1="4.796cm" svg:y1="7.968cm" svg:x2="5.556cm" svg:y2="7.968cm">
          <text:p/>
        </draw:line>
        <draw:custom-shape draw:name="Rectangle 18" draw:style-name="gr23" draw:text-style-name="P4" draw:layer="Layout" svg:width="2.666cm" svg:height="1.462cm" draw:transform="rotate (1.5707963267949) translate (4.469cm 10.7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5.155cm" svg:y1="7.67cm" svg:x2="5.155cm" svg:y2="8.07cm">
          <text:p/>
        </draw:line>
        <draw:line draw:name="Line 19" draw:style-name="gr1" draw:text-style-name="P3" draw:layer="layout" svg:x1="6.609cm" svg:y1="7.968cm" svg:x2="7.369cm" svg:y2="7.968cm">
          <text:p/>
        </draw:line>
        <draw:custom-shape draw:name="Rectangle 18" draw:style-name="gr23" draw:text-style-name="P4" draw:layer="Layout" svg:width="2.666cm" svg:height="1.461cm" draw:transform="rotate (1.5707963267949) translate (6.284cm 10.7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6.968cm" svg:y1="7.67cm" svg:x2="6.968cm" svg:y2="8.07cm">
          <text:p/>
        </draw:line>
        <draw:line draw:name="Line 19" draw:style-name="gr1" draw:text-style-name="P3" draw:layer="layout" svg:x1="8.404cm" svg:y1="7.968cm" svg:x2="9.164cm" svg:y2="7.968cm">
          <text:p/>
        </draw:line>
        <draw:custom-shape draw:name="Rectangle 18" draw:style-name="gr23" draw:text-style-name="P4" draw:layer="Layout" svg:width="2.666cm" svg:height="1.461cm" draw:transform="rotate (1.5707963267949) translate (8.078cm 10.7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8.762cm" svg:y1="7.67cm" svg:x2="8.762cm" svg:y2="8.07cm">
          <text:p/>
        </draw:line>
        <draw:line draw:name="Line 19" draw:style-name="gr1" draw:text-style-name="P3" draw:layer="layout" svg:x1="11.429cm" svg:y1="7.968cm" svg:x2="12.189cm" svg:y2="7.968cm">
          <text:p/>
        </draw:line>
        <draw:custom-shape draw:name="Rectangle 18" draw:style-name="gr23" draw:text-style-name="P4" draw:layer="Layout" svg:width="2.666cm" svg:height="1.462cm" draw:transform="rotate (1.5707963267949) translate (11.103cm 10.7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1.788cm" svg:y1="7.67cm" svg:x2="11.788cm" svg:y2="8.07cm">
          <text:p/>
        </draw:line>
        <draw:line draw:style-name="gr3" draw:text-style-name="P5" draw:layer="layout" svg:x1="3.974cm" svg:y1="7.641cm" svg:x2="12.446cm" svg:y2="7.641cm">
          <text:p/>
        </draw:line>
        <draw:custom-shape draw:style-name="gr24" draw:text-style-name="P5" draw:layer="layout" svg:width="8.566cm" svg:height="0.645cm" svg:x="3.998cm" svg:y="8.5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8.566cm" svg:height="1.315cm" svg:x="3.999cm" svg:y="9.16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6" draw:layer="Layout" svg:width="2.032cm" svg:height="1.284cm" svg:x="4.636cm" svg:y="5.91cm">
          <text:p text:style-name="P5"><text:span text:style-name="T2">Spark</text:span></text:p>
          <text:p text:style-name="P5"><text:span text:style-name="T2">Exec0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2.032cm" svg:height="1.283cm" svg:x="6.922cm" svg:y="5.911cm">
          <text:p text:style-name="P5"><text:span text:style-name="T2">Spark</text:span></text:p>
          <text:p text:style-name="P5"><text:span text:style-name="T2">Exec1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2.032cm" svg:height="1.282cm" svg:x="9.762cm" svg:y="5.912cm">
          <text:p text:style-name="P5"><text:span text:style-name="T2">Spark</text:span></text:p>
          <text:p text:style-name="P5"><text:span text:style-name="T2">ExecN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8.954cm" svg:y1="6.422cm" svg:x2="9.762cm" svg:y2="6.422cm">
          <text:p/>
        </draw:line>
        <draw:frame draw:style-name="gr8" draw:text-style-name="P8" draw:layer="layout" svg:width="3.636cm" svg:height="0.848cm" svg:x="0.254cm" svg:y="8.318cm">
          <draw:text-box>
            <text:p text:style-name="P7"><text:span text:style-name="T3">Memory Tier</text:span></text:p>
          </draw:text-box>
        </draw:frame>
        <draw:frame draw:style-name="gr8" draw:text-style-name="P8" draw:layer="layout" svg:width="2.636cm" svg:height="1.445cm" svg:x="1.254cm" svg:y="9.167cm">
          <draw:text-box>
            <text:p text:style-name="P7"><text:span text:style-name="T3">Flash</text:span></text:p>
            <text:p text:style-name="P7"><text:span text:style-name="T3">Tier</text:span></text:p>
          </draw:text-box>
        </draw:frame>
        <draw:custom-shape draw:style-name="gr27" draw:text-style-name="P5" draw:layer="Layout" svg:width="0.401cm" svg:height="0.399cm" draw:transform="rotate (1.5707963267949) translate (4.705cm 9.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0.4cm" svg:height="0.4cm" draw:transform="rotate (1.5707963267949) translate (4.705cm 9.0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0.4cm" svg:height="0.401cm" draw:transform="rotate (1.5707963267949) translate (5.277cm 9.0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5" draw:layer="Layout" svg:width="0.401cm" svg:height="0.401cm" draw:transform="rotate (1.5707963267949) translate (5.277cm 9.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5" draw:layer="Layout" svg:width="0.401cm" svg:height="0.399cm" draw:transform="rotate (1.5707963267949) translate (6.518cm 9.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0.4cm" svg:height="0.4cm" draw:transform="rotate (1.5707963267949) translate (6.518cm 9.0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0.4cm" svg:height="0.4cm" draw:transform="rotate (1.5707963267949) translate (7.091cm 9.0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5" draw:layer="Layout" svg:width="0.401cm" svg:height="0.4cm" draw:transform="rotate (1.5707963267949) translate (7.091cm 9.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5" draw:layer="Layout" svg:width="0.401cm" svg:height="0.401cm" draw:transform="rotate (1.5707963267949) translate (8.312cm 9.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0.4cm" svg:height="0.402cm" draw:transform="rotate (1.5707963267949) translate (8.312cm 9.0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0.4cm" svg:height="0.401cm" draw:transform="rotate (1.5707963267949) translate (8.885cm 9.0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5" draw:layer="Layout" svg:width="0.401cm" svg:height="0.401cm" draw:transform="rotate (1.5707963267949) translate (8.885cm 9.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5" draw:layer="Layout" svg:width="0.401cm" svg:height="0.4cm" draw:transform="rotate (1.5707963267949) translate (11.337cm 9.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0.4cm" svg:height="0.401cm" draw:transform="rotate (1.5707963267949) translate (11.337cm 9.0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0.4cm" svg:height="0.4cm" draw:transform="rotate (1.5707963267949) translate (11.91cm 9.0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5" draw:layer="Layout" svg:width="0.401cm" svg:height="0.4cm" draw:transform="rotate (1.5707963267949) translate (11.91cm 9.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9.787cm" svg:y1="9.844cm" svg:x2="10.797cm" svg:y2="9.844cm">
          <text:p/>
        </draw:line>
        <draw:custom-shape draw:style-name="gr27" draw:text-style-name="P5" draw:layer="Layout" svg:width="0.401cm" svg:height="0.399cm" draw:transform="rotate (1.5707963267949) translate (4.705cm 10.3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5" draw:layer="Layout" svg:width="0.401cm" svg:height="0.401cm" draw:transform="rotate (1.5707963267949) translate (5.277cm 10.3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5" draw:layer="Layout" svg:width="0.401cm" svg:height="0.399cm" draw:transform="rotate (1.5707963267949) translate (6.518cm 10.3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5" draw:layer="Layout" svg:width="0.401cm" svg:height="0.4cm" draw:transform="rotate (1.5707963267949) translate (7.091cm 10.3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5" draw:layer="Layout" svg:width="0.401cm" svg:height="0.401cm" draw:transform="rotate (1.5707963267949) translate (8.312cm 10.3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5" draw:layer="Layout" svg:width="0.401cm" svg:height="0.401cm" draw:transform="rotate (1.5707963267949) translate (8.885cm 10.3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5" draw:layer="Layout" svg:width="0.401cm" svg:height="0.4cm" draw:transform="rotate (1.5707963267949) translate (11.337cm 10.3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5" draw:layer="Layout" svg:width="0.401cm" svg:height="0.4cm" draw:transform="rotate (1.5707963267949) translate (11.91cm 10.3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2.636cm" svg:height="0.848cm" svg:x="1.254cm" svg:y="7.177cm">
          <draw:text-box>
            <text:p text:style-name="P7"><text:span text:style-name="T3">Network</text:span></text:p>
          </draw:text-box>
        </draw:frame>
        <draw:frame draw:style-name="gr13" draw:text-style-name="P8" draw:layer="layout" svg:width="3.203cm" svg:height="1.388cm" svg:x="0.608cm" svg:y="5.872cm">
          <draw:text-box>
            <text:p text:style-name="P7"><text:span text:style-name="T3">Spark</text:span></text:p>
          </draw:text-box>
        </draw:frame>
        <draw:frame draw:style-name="gr16" draw:text-style-name="P9" draw:layer="layout" svg:width="23.114cm" svg:height="1.673cm" svg:x="1.016cm" svg:y="12.2cm">
          <draw:text-box>
            <text:p text:style-name="P5"><text:span text:style-name="T4">With Crail, replacing memory with NVMe flash </text:span></text:p>
            <text:p text:style-name="P5"><text:span text:style-name="T4">for storing input/output/shuffle reduces the 200GB sorting runtime by only 48%</text:span></text:p>
          </draw:text-box>
        </draw:frame>
        <draw:frame draw:style-name="gr17" draw:text-style-name="P5" draw:layer="layout" svg:width="9.906cm" svg:height="6.053cm" svg:x="14.224cm" svg:y="4.23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8" draw:text-style-name="P10" draw:layer="layout" svg:width="3.302cm" svg:height="2.471cm" svg:x="16.764cm" svg:y="4.984cm">
          <draw:text-box>
            <text:p><text:span text:style-name="T5">Vanilla </text:span></text:p>
            <text:p><text:span text:style-name="T5">Spark</text:span></text:p>
            <text:p><text:span text:style-name="T5">(100% </text:span></text:p>
            <text:p><text:span text:style-name="T5">in-memory)</text:span></text:p>
          </draw:text-box>
        </draw:frame>
        <draw:line draw:style-name="gr19" draw:text-style-name="P5" draw:layer="layout" svg:x1="16.764cm" svg:y1="5.666cm" svg:x2="16.002cm" svg:y2="5.666cm">
          <text:p/>
        </draw:line>
        <draw:frame draw:style-name="gr20" draw:text-style-name="P11" draw:layer="layout" svg:width="8.128cm" svg:height="0.806cm" svg:x="15.34cm" svg:y="10.2cm">
          <draw:text-box>
            <text:p text:style-name="P5"><text:span text:style-name="T5">memory/flash ratio</text:span></text:p>
          </draw:text-box>
        </draw:frame>
        <draw:frame draw:style-name="gr21" draw:text-style-name="P11" draw:layer="layout" svg:width="4.572cm" svg:height="1.016cm" draw:transform="rotate (1.5707963267949) translate (13.462cm 8.89cm)">
          <draw:text-box>
            <text:p text:style-name="P5"><text:span text:style-name="T5">Time (sec)</text:span></text:p>
          </draw:text-box>
        </draw:frame>
        <draw:frame draw:style-name="gr16" draw:text-style-name="P11" draw:layer="layout" svg:width="8.308cm" svg:height="0.806cm" svg:x="15.24cm" svg:y="3.656cm">
          <draw:text-box>
            <text:p text:style-name="P5"><text:span text:style-name="T5">sorting runtime</text:span></text:p>
          </draw:text-box>
        </draw:frame>
        <presentation:notes draw:style-name="dp2">
          <office:forms form:automatic-focus="false" form:apply-design-mode="false"/>
          <draw:page-thumbnail draw:style-name="gr22" draw:layer="layout" svg:width="14.848cm" svg:height="11.136cm" svg:x="3.075cm" svg:y="2.257cm" draw:page-number="2" presentation:class="page"/>
          <draw:frame presentation:style-name="pr2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DejaVu Sans Mono1" svg:font-family="'DejaVu Sans Mono'"/>
    <style:font-face style:name="MS PGothic1" svg:font-family="'MS PGothic'"/>
    <style:font-face style:name="FreeMono1" svg:font-family="FreeMono" style:font-family-generic="modern" style:font-pitch="fixed"/>
    <style:font-face style:name="Arial" svg:font-family="Arial" style:font-pitch="variable"/>
    <style:font-face style:name="DejaVu Sans Mono" svg:font-family="'DejaVu Sans Mono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S PGothic" svg:font-family="'MS PGothic'" style:font-pitch="variable"/>
    <style:font-face style:name="Ubuntu" svg:font-family="Ubuntu" style:font-pitch="variable"/>
    <style:font-face style:name="FreeMono" svg:font-family="FreeMono" style:font-family-generic="modern" style:font-pitch="variable"/>
    <style:font-face style:name="Liberation Sans3" svg:font-family="'Liberation Sans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3" draw:display-name="Gradient 3" draw:style="linear" draw:start-color="#ffd320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draw:marker draw:name="Arrowheads_20_8" draw:display-name="Arrowheads 8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_20_Slide-background" style:display-name="Title Slide-background" style:family="presentation">
      <style:graphic-properties draw:stroke="none" draw:fill="solid" draw:fill-color="#8fc23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8fc23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8fc230" draw:textarea-vertical-align="middle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8cc12a" draw:fill="solid" draw:fill-color="#000000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6" style:family="paragraph">
      <style:paragraph-properties fo:text-align="start" style:font-independent-line-spacing="true"/>
      <style:text-properties fo:font-size="45pt"/>
    </style:style>
    <style:style style:name="MP7" style:family="paragraph">
      <style:paragraph-properties fo:text-align="start" style:font-independent-line-spacing="true"/>
      <style:text-properties fo:font-size="4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28pt"/>
    </style:style>
    <style:style style:name="MP14" style:family="paragraph">
      <style:paragraph-properties fo:text-align="start" style:font-independent-line-spacing="true"/>
      <style:text-properties fo:font-size="9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name-complex="Arial1" style:font-size-complex="45pt" style:font-style-complex="normal" style:font-weight-complex="bold"/>
    </style:style>
    <style:style style:name="MT3" style:family="text">
      <style:text-properties fo:font-variant="normal" fo:text-transform="none" fo:color="#8fc230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name-complex="Arial1" style:font-size-complex="4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3" draw:layer="backgroundobjects" svg:width="25.399cm" svg:height="0.15cm" svg:x="0cm" svg:y="14.13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4" draw:layer="backgroundobjects" svg:width="3.896cm" svg:height="3.896cm" svg:x="-0.154cm" svg:y="0.803cm">
        <draw:image xlink:href="Pictures/100002010000025800000258EF0DFEAB.png" xlink:type="simple" xlink:show="embed" xlink:actuate="onLoad">
          <text:p/>
        </draw:image>
      </draw:frame>
      <draw:custom-shape draw:name="Rectangle 3" draw:style-name="Mgr5" draw:text-style-name="MP3" draw:layer="backgroundobjects" svg:width="3.504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3.273cm" svg:height="3.273cm" svg:x="0.152cm" svg:y="4.656cm">
        <draw:image xlink:href="Pictures/1000020100000258000002582667F7AA.png" xlink:type="simple" xlink:show="embed" xlink:actuate="onLoad">
          <text:p/>
        </draw:image>
      </draw:frame>
      <draw:frame draw:name="Title 1" presentation:style-name="Mpr1" draw:text-style-name="MP6" draw:layer="backgroundobjects" svg:width="20.304cm" svg:height="5.728cm" svg:x="4.617cm" svg:y="3.429cm" presentation:class="title" presentation:user-transformed="true">
        <draw:text-box>
          <text:p text:style-name="MP5"><text:span text:style-name="MT2">Click to edit the title text formatTitle of Your Presentation</text:span><text:span text:style-name="MT2"><text:line-break/></text:span><text:span text:style-name="MT2">Goes Here 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6" draw:style-name="Mgr3" draw:text-style-name="MP3" draw:layer="backgroundobjects" svg:width="25.399cm" svg:height="0.15cm" svg:x="0cm" svg:y="14.13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7" draw:layer="backgroundobjects" svg:width="22.859cm" svg:height="2.38cm" svg:x="1.27cm" svg:y="0.572cm" presentation:class="title" presentation:user-transformed="true">
        <draw:text-box>
          <text:p text:style-name="MP5"><text:span text:style-name="MT3">Click to edit the title text formatClick to edit Master title style</text:span></text:p>
        </draw:text-box>
      </draw:frame>
      <draw:frame draw:name="Content Placeholder 2" presentation:style-name="Mpr5" draw:text-style-name="MP13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6" draw:text-style-name="MP14" draw:layer="backgroundobjects" svg:width="8.042cm" svg:height="0.76cm" svg:x="8.678cm" svg:y="13.084cm" presentation:class="footer" presentation:user-transformed="true">
        <draw:text-box>
          <text:p/>
        </draw:text-box>
      </draw:frame>
      <draw:frame draw:name="Slide Number Placeholder 5" presentation:style-name="Mpr6" draw:text-style-name="MP14" draw:layer="backgroundobjects" svg:width="5.926cm" svg:height="0.76cm" svg:x="18.203cm" svg:y="13.084cm" presentation:class="page-number" presentation:user-transformed="true">
        <draw:text-box>
          <text:p text:style-name="MP15"><text:span text:style-name="MT8"><text:page-number>&lt;number&gt;</text:page-number></text:span></text:p>
        </draw:text-box>
      </draw:frame>
      <draw:custom-shape draw:name="Rectangle 6" draw:style-name="Mgr3" draw:text-style-name="MP3" draw:layer="backgroundobjects" svg:width="25.399cm" svg:height="0.15cm" svg:x="0cm" svg:y="14.13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4" draw:layer="backgroundobjects" svg:width="0.929cm" svg:height="1.71cm" svg:x="0.234cm" svg:y="12.385cm">
        <draw:image xlink:href="Pictures/10000201000000C70000016E5CE2169A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9.797cm" svg:height="11.136cm" svg:x="0.601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le of Your Presentation Goes Here</dc:title>
    <meta:editing-cycles>345</meta:editing-cycles>
    <meta:creation-date>2017-05-21T20:18:07.506990499</meta:creation-date>
    <dc:date>2017-07-30T14:43:13.173872424</dc:date>
    <meta:editing-duration>P1DT6H20M49S</meta:editing-duration>
    <meta:generator>LibreOffice/4.2.8.2$Linux_X86_64 LibreOffice_project/420m0$Build-2</meta:generator>
    <meta:document-statistic meta:object-count="162"/>
    <meta:user-defined meta:name="AppVersion">15.0031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 style:rotation-angle="45"/>
      <style:graphic-properties svg:stroke-color="#b3b3b3"/>
      <style:text-properties fo:font-size="16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907cm" svg:height="6.054cm" xlink:href="." xlink:type="simple" chart:class="chart:bar" chart:style-name="ch1">
        <chart:legend svg:x="5.57cm" svg:y="0.289cm" style:legend-expansion="custom" chartooo:width="3.621cm" chartooo:height="1.529cm" style:legend-expansion-aspect-ratio="2.36821451929366" chart:style-name="ch2"/>
        <chart:plot-area chart:style-name="ch3" chart:data-source-has-labels="both" svg:x="-0.4cm" svg:y="-0.015cm" svg:width="9.637cm" svg:height="7.494cm">
          <chartooo:coordinate-region svg:x="0.724cm" svg:y="0.29cm" svg:width="8.513cm" svg:height="5.461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</text:p>
              </table:table-cell>
              <table:table-cell office:value-type="string">
                <text:p>Reduce</text:p>
              </table:table-cell>
            </table:table-row>
          </table:table-header-rows>
          <table:table-rows>
            <table:table-row>
              <table:table-cell office:value-type="string">
                <text:p>100/0</text:p>
              </table:table-cell>
              <table:table-cell office:value-type="float" office:value="18.92">
                <text:p>18.92</text:p>
              </table:table-cell>
              <table:table-cell office:value-type="float" office:value="87.15">
                <text:p>87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/0</text:p>
              </table:table-cell>
              <table:table-cell office:value-type="float" office:value="14.63">
                <text:p>14.63</text:p>
              </table:table-cell>
              <table:table-cell office:value-type="float" office:value="16.77">
                <text:p>16.77</text:p>
              </table:table-cell>
            </table:table-row>
            <table:table-row>
              <table:table-cell office:value-type="string">
                <text:p>80/20</text:p>
              </table:table-cell>
              <table:table-cell office:value-type="float" office:value="14.59">
                <text:p>14.59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60/40</text:p>
              </table:table-cell>
              <table:table-cell office:value-type="float" office:value="20.48">
                <text:p>20.48</text:p>
              </table:table-cell>
              <table:table-cell office:value-type="float" office:value="18.09">
                <text:p>18.09</text:p>
              </table:table-cell>
            </table:table-row>
            <table:table-row>
              <table:table-cell office:value-type="string">
                <text:p>40/60</text:p>
              </table:table-cell>
              <table:table-cell office:value-type="float" office:value="21.22">
                <text:p>21.22</text:p>
              </table:table-cell>
              <table:table-cell office:value-type="float" office:value="19.18">
                <text:p>19.18</text:p>
              </table:table-cell>
            </table:table-row>
            <table:table-row>
              <table:table-cell office:value-type="string">
                <text:p>20/80</text:p>
              </table:table-cell>
              <table:table-cell office:value-type="float" office:value="25.28">
                <text:p>25.28</text:p>
              </table:table-cell>
              <table:table-cell office:value-type="float" office:value="18.59">
                <text:p>18.59</text:p>
              </table:table-cell>
            </table:table-row>
            <table:table-row>
              <table:table-cell office:value-type="string">
                <text:p>0/100</text:p>
              </table:table-cell>
              <table:table-cell office:value-type="float" office:value="27.89">
                <text:p>27.89</text:p>
              </table:table-cell>
              <table:table-cell office:value-type="float" office:value="18.6">
                <text:p>18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 style:rotation-angle="45"/>
      <style:graphic-properties svg:stroke-color="#b3b3b3"/>
      <style:text-properties fo:font-size="16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907cm" svg:height="6.054cm" xlink:href="." xlink:type="simple" chart:class="chart:bar" chart:style-name="ch1">
        <chart:legend svg:x="5.57cm" svg:y="0.289cm" style:legend-expansion="custom" chartooo:width="3.621cm" chartooo:height="1.529cm" style:legend-expansion-aspect-ratio="2.36821451929366" chart:style-name="ch2"/>
        <chart:plot-area chart:style-name="ch3" chart:data-source-has-labels="both" svg:x="-0.4cm" svg:y="-0.015cm" svg:width="9.637cm" svg:height="7.494cm">
          <chartooo:coordinate-region svg:x="0.724cm" svg:y="0.29cm" svg:width="8.513cm" svg:height="5.461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</text:p>
              </table:table-cell>
              <table:table-cell office:value-type="string">
                <text:p>Reduce</text:p>
              </table:table-cell>
            </table:table-row>
          </table:table-header-rows>
          <table:table-rows>
            <table:table-row>
              <table:table-cell office:value-type="string">
                <text:p>100/0</text:p>
              </table:table-cell>
              <table:table-cell office:value-type="float" office:value="18.92">
                <text:p>18.92</text:p>
              </table:table-cell>
              <table:table-cell office:value-type="float" office:value="87.15">
                <text:p>87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/0</text:p>
              </table:table-cell>
              <table:table-cell office:value-type="float" office:value="14.63">
                <text:p>14.63</text:p>
              </table:table-cell>
              <table:table-cell office:value-type="float" office:value="16.77">
                <text:p>16.77</text:p>
              </table:table-cell>
            </table:table-row>
            <table:table-row>
              <table:table-cell office:value-type="string">
                <text:p>80/20</text:p>
              </table:table-cell>
              <table:table-cell office:value-type="float" office:value="14.59">
                <text:p>14.59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60/40</text:p>
              </table:table-cell>
              <table:table-cell office:value-type="float" office:value="20.48">
                <text:p>20.48</text:p>
              </table:table-cell>
              <table:table-cell office:value-type="float" office:value="18.09">
                <text:p>18.09</text:p>
              </table:table-cell>
            </table:table-row>
            <table:table-row>
              <table:table-cell office:value-type="string">
                <text:p>40/60</text:p>
              </table:table-cell>
              <table:table-cell office:value-type="float" office:value="21.22">
                <text:p>21.22</text:p>
              </table:table-cell>
              <table:table-cell office:value-type="float" office:value="19.18">
                <text:p>19.18</text:p>
              </table:table-cell>
            </table:table-row>
            <table:table-row>
              <table:table-cell office:value-type="string">
                <text:p>20/80</text:p>
              </table:table-cell>
              <table:table-cell office:value-type="float" office:value="25.28">
                <text:p>25.28</text:p>
              </table:table-cell>
              <table:table-cell office:value-type="float" office:value="18.59">
                <text:p>18.59</text:p>
              </table:table-cell>
            </table:table-row>
            <table:table-row>
              <table:table-cell office:value-type="string">
                <text:p>0/100</text:p>
              </table:table-cell>
              <table:table-cell office:value-type="float" office:value="27.89">
                <text:p>27.89</text:p>
              </table:table-cell>
              <table:table-cell office:value-type="float" office:value="18.6">
                <text:p>18.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